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3.5653in"/>
    </style:style>
    <style:style style:name="Table1.C" style:family="table-column">
      <style:table-column-properties style:column-width="1.3076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officeooo:paragraph-rsid="0138a3a4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6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38a3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company.party.name&gt;</text:placeholder></text:p>
      <text:p text:style-name="P22">RESUMEN DE VENTAS</text:p>
      <text:p text:style-name="P27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Fecha</text:p>
          </table:table-cell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8">Subtotal</text:p>
          </table:table-cell>
          <table:table-cell table:style-name="Table1.A1" office:value-type="string">
            <text:p text:style-name="P8">IVA</text:p>
          </table:table-cell>
          <table:table-cell table:style-name="Table1.A1" office:value-type="string">
            <text:p text:style-name="P7">Monto total</text:p>
          </table:table-cell>
        </table:table-row>
        <table:table-row>
          <table:table-cell table:style-name="Table1.A2" office:value-type="string">
            <text:p text:style-name="P17"><text:placeholder text:placeholder-type="text">&lt;for each="sale in sales"&gt;</text:placeholder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4"><text:placeholder text:placeholder-type="text">&lt;sale.sale_date&gt;</text:placeholder> </text:p>
            <text:p text:style-name="P24"/>
          </table:table-cell>
          <table:table-cell table:style-name="Table1.A2" office:value-type="string">
            <text:p text:style-name="P11"><text:placeholder text:placeholder-type="text">&lt;sale.party.name&gt;</text:placeholder></text:p>
          </table:table-cell>
          <table:table-cell table:style-name="Table1.A2" office:value-type="string">
            <text:p text:style-name="P12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2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1"><text:placeholder text:placeholder-type="text">&lt;/for&gt;</text:placeholder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9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9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Lang(total_ventas, company.party.lang, currency=company.currency)&gt;</text:placeholder></text:p>
          </table:table-cell>
        </table:table-row>
      </table:table>
      <text:p text:style-name="P19"/>
      <text:p text:style-name="P14">RESUMEN <text:span text:style-name="T6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5"><text:placeholder text:placeholder-type="text">&lt;formatLang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5"><text:span text:style-name="T6">SUBTOTAL 0%</text:span> </text:p>
            <text:p text:style-name="P25"/>
          </table:table-cell>
          <table:table-cell table:style-name="Table5.A1" office:value-type="string">
            <text:p text:style-name="P5"><text:placeholder text:placeholder-type="text">&lt;formatLang(subtotal0, company.party.lang, currency=company.currency)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1" meta:character-count="837" meta:non-whitespace-character-count="798"/>
    <meta:user-defined meta:name="Info 1"/>
    <meta:user-defined meta:name="Info 2"/>
    <meta:user-defined meta:name="Info 3"/>
    <meta:user-defined meta:name="Info 4"/>
  </office:meta>
</office:document-meta>
</file>